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end" style:justify-single-word="false"/>
      <style:text-properties fo:language="el" fo:country="GR" officeooo:rsid="00169e8f" officeooo:paragraph-rsid="00169e8f"/>
    </style:style>
    <style:style style:name="P2" style:family="paragraph" style:parent-style-name="Standard">
      <style:paragraph-properties fo:text-align="justify" style:justify-single-word="false"/>
      <style:text-properties fo:language="el" fo:country="GR" officeooo:rsid="00169e8f" officeooo:paragraph-rsid="00169e8f"/>
    </style:style>
    <style:style style:name="P3" style:family="paragraph" style:parent-style-name="Standard">
      <style:paragraph-properties fo:text-align="justify" style:justify-single-word="false"/>
      <style:text-properties fo:language="el" fo:country="GR" officeooo:rsid="001d1d89" officeooo:paragraph-rsid="001be857"/>
    </style:style>
    <style:style style:name="P4" style:family="paragraph" style:parent-style-name="Standard">
      <style:paragraph-properties fo:text-align="justify" style:justify-single-word="false"/>
      <style:text-properties fo:language="el" fo:country="GR" officeooo:rsid="0022ca40" officeooo:paragraph-rsid="0022ca40"/>
    </style:style>
    <style:style style:name="P5" style:family="paragraph" style:parent-style-name="Standard">
      <style:paragraph-properties fo:text-align="justify" style:justify-single-word="false"/>
      <style:text-properties fo:language="el" fo:country="GR" officeooo:rsid="001874f8" officeooo:paragraph-rsid="001874f8"/>
    </style:style>
    <style:style style:name="P6" style:family="paragraph" style:parent-style-name="Standard">
      <style:paragraph-properties fo:text-align="justify" style:justify-single-word="false"/>
      <style:text-properties fo:language="el" fo:country="GR" officeooo:rsid="00190af7" officeooo:paragraph-rsid="00190af7"/>
    </style:style>
    <style:style style:name="P7" style:family="paragraph" style:parent-style-name="Standard">
      <style:paragraph-properties fo:text-align="justify" style:justify-single-word="false"/>
      <style:text-properties fo:language="el" fo:country="GR" officeooo:rsid="001a6415" officeooo:paragraph-rsid="001a6415"/>
    </style:style>
    <style:style style:name="P8" style:family="paragraph" style:parent-style-name="Standard">
      <style:paragraph-properties fo:text-align="justify" style:justify-single-word="false"/>
      <style:text-properties fo:language="el" fo:country="GR" officeooo:rsid="001be857" officeooo:paragraph-rsid="001be857"/>
    </style:style>
    <style:style style:name="P9" style:family="paragraph" style:parent-style-name="Standard">
      <style:paragraph-properties fo:text-align="justify" style:justify-single-word="false"/>
      <style:text-properties fo:font-size="16pt" fo:language="el" fo:country="GR" style:text-underline-style="solid" style:text-underline-width="auto" style:text-underline-color="font-color" officeooo:rsid="001d1d89" officeooo:paragraph-rsid="001d1d89" style:font-size-asian="16pt" style:font-size-complex="16pt"/>
    </style:style>
    <style:style style:name="P10" style:family="paragraph" style:parent-style-name="Standard">
      <style:paragraph-properties fo:text-align="justify" style:justify-single-word="false"/>
      <style:text-properties fo:font-size="16pt" fo:language="el" fo:country="GR" style:text-underline-style="solid" style:text-underline-width="auto" style:text-underline-color="font-color" officeooo:rsid="001e880e" officeooo:paragraph-rsid="001e880e" style:font-size-asian="16pt" style:font-size-complex="16pt"/>
    </style:style>
    <style:style style:name="P11" style:family="paragraph" style:parent-style-name="Standard">
      <style:paragraph-properties fo:text-align="justify" style:justify-single-word="false"/>
      <style:text-properties fo:font-size="16pt" fo:language="el" fo:country="GR" style:text-underline-style="solid" style:text-underline-width="auto" style:text-underline-color="font-color" officeooo:rsid="001f6e2b" officeooo:paragraph-rsid="001f6e2b" style:font-size-asian="16pt" style:font-size-complex="16pt"/>
    </style:style>
    <style:style style:name="P12" style:family="paragraph" style:parent-style-name="Standard">
      <style:paragraph-properties fo:text-align="justify" style:justify-single-word="false"/>
      <style:text-properties fo:font-size="16pt" fo:language="el" fo:country="GR" style:text-underline-style="solid" style:text-underline-width="auto" style:text-underline-color="font-color" officeooo:rsid="00208a36" officeooo:paragraph-rsid="00208a36" style:font-size-asian="14pt" style:font-size-complex="16pt"/>
    </style:style>
    <style:style style:name="P13" style:family="paragraph" style:parent-style-name="Standard">
      <style:paragraph-properties fo:text-align="justify" style:justify-single-word="false"/>
      <style:text-properties fo:font-size="16pt" fo:language="el" fo:country="GR" style:text-underline-style="solid" style:text-underline-width="auto" style:text-underline-color="font-color" officeooo:rsid="00208a36" officeooo:paragraph-rsid="001f6e2b" style:font-size-asian="14pt" style:font-size-complex="16pt"/>
    </style:style>
    <style:style style:name="P14" style:family="paragraph" style:parent-style-name="Standard">
      <style:paragraph-properties fo:text-align="justify" style:justify-single-word="false"/>
      <style:text-properties fo:font-size="16pt" fo:language="en" fo:country="US" style:text-underline-style="solid" style:text-underline-width="auto" style:text-underline-color="font-color" officeooo:rsid="001f6e2b" officeooo:paragraph-rsid="001f6e2b" style:font-size-asian="16pt" style:font-size-complex="16pt"/>
    </style:style>
    <style:style style:name="P15" style:family="paragraph" style:parent-style-name="Standard">
      <style:paragraph-properties fo:text-align="justify" style:justify-single-word="false"/>
      <style:text-properties fo:language="en" fo:country="US" officeooo:rsid="001874f8" officeooo:paragraph-rsid="001874f8"/>
    </style:style>
    <style:style style:name="P16" style:family="paragraph" style:parent-style-name="Standard">
      <style:paragraph-properties fo:text-align="justify" style:justify-single-word="false"/>
      <style:text-properties fo:language="en" fo:country="US" officeooo:rsid="00190af7" officeooo:paragraph-rsid="00190af7"/>
    </style:style>
    <style:style style:name="P17" style:family="paragraph" style:parent-style-name="Standard">
      <style:paragraph-properties fo:text-align="justify" style:justify-single-word="false"/>
      <style:text-properties fo:language="en" fo:country="US" officeooo:rsid="0022ca40" officeooo:paragraph-rsid="0022ca40"/>
    </style:style>
    <style:style style:name="P18" style:family="paragraph" style:parent-style-name="Standard">
      <style:paragraph-properties fo:text-align="end" style:justify-single-word="false"/>
      <style:text-properties fo:language="en" fo:country="US" officeooo:rsid="00169e8f" officeooo:paragraph-rsid="00169e8f"/>
    </style:style>
    <style:style style:name="P19" style:family="paragraph" style:parent-style-name="Standard">
      <style:paragraph-properties fo:text-align="justify" style:justify-single-word="false"/>
      <style:text-properties fo:language="en" fo:country="US" officeooo:rsid="001800f8" officeooo:paragraph-rsid="001800f8"/>
    </style:style>
    <style:style style:name="P20" style:family="paragraph" style:parent-style-name="Standard">
      <style:paragraph-properties fo:text-align="justify" style:justify-single-word="false"/>
      <style:text-properties fo:language="en" fo:country="US" officeooo:rsid="0024cd0d" officeooo:paragraph-rsid="0024cd0d"/>
    </style:style>
    <style:style style:name="P21" style:family="paragraph" style:parent-style-name="Standard">
      <style:paragraph-properties fo:text-align="justify" style:justify-single-word="false"/>
      <style:text-properties fo:font-size="12pt" fo:language="el" fo:country="GR" style:text-underline-style="none" officeooo:rsid="001f6e2b" officeooo:paragraph-rsid="001f6e2b" style:font-size-asian="10.5pt" style:font-size-complex="12pt"/>
    </style:style>
    <style:style style:name="P22" style:family="paragraph" style:parent-style-name="Standard">
      <style:paragraph-properties fo:text-align="justify" style:justify-single-word="false"/>
      <style:text-properties fo:font-size="12pt" fo:language="el" fo:country="GR" style:text-underline-style="none" officeooo:rsid="001dcebb" officeooo:paragraph-rsid="001dcebb" style:font-size-asian="10.5pt" style:font-size-complex="12pt"/>
    </style:style>
    <style:style style:name="P23" style:family="paragraph" style:parent-style-name="Standard">
      <style:paragraph-properties fo:text-align="justify" style:justify-single-word="false"/>
      <style:text-properties fo:font-size="12pt" fo:language="el" fo:country="GR" style:text-underline-style="none" officeooo:rsid="001e880e" officeooo:paragraph-rsid="001e880e" style:font-size-asian="10.5pt" style:font-size-complex="12pt"/>
    </style:style>
    <style:style style:name="P24" style:family="paragraph" style:parent-style-name="Standard">
      <style:paragraph-properties fo:text-align="justify" style:justify-single-word="false"/>
      <style:text-properties officeooo:paragraph-rsid="00222455"/>
    </style:style>
    <style:style style:name="P25" style:family="paragraph" style:parent-style-name="Standard">
      <style:paragraph-properties fo:text-align="justify" style:justify-single-word="false"/>
      <style:text-properties officeooo:paragraph-rsid="001be857"/>
    </style:style>
    <style:style style:name="P26" style:family="paragraph" style:parent-style-name="Standard">
      <style:paragraph-properties fo:text-align="justify" style:justify-single-word="false"/>
      <style:text-properties officeooo:paragraph-rsid="00208a36"/>
    </style:style>
    <style:style style:name="P27" style:family="paragraph" style:parent-style-name="Standard">
      <style:paragraph-properties fo:text-align="justify" style:justify-single-word="false"/>
      <style:text-properties officeooo:paragraph-rsid="0022ca40"/>
    </style:style>
    <style:style style:name="P28" style:family="paragraph" style:parent-style-name="Standard">
      <style:paragraph-properties fo:text-align="justify" style:justify-single-word="false"/>
      <style:text-properties officeooo:paragraph-rsid="0024cd0d"/>
    </style:style>
    <style:style style:name="T1" style:family="text">
      <style:text-properties fo:language="el" fo:country="GR"/>
    </style:style>
    <style:style style:name="T2" style:family="text">
      <style:text-properties fo:language="el" fo:country="GR" officeooo:rsid="0018731a"/>
    </style:style>
    <style:style style:name="T3" style:family="text">
      <style:text-properties fo:language="el" fo:country="GR" officeooo:rsid="001874f8"/>
    </style:style>
    <style:style style:name="T4" style:family="text">
      <style:text-properties fo:language="el" fo:country="GR" officeooo:rsid="001be857"/>
    </style:style>
    <style:style style:name="T5" style:family="text">
      <style:text-properties fo:language="el" fo:country="GR" officeooo:rsid="001d1d89"/>
    </style:style>
    <style:style style:name="T6" style:family="text">
      <style:text-properties fo:language="el" fo:country="GR" style:text-underline-style="solid" style:text-underline-width="auto" style:text-underline-color="font-color" officeooo:rsid="001874f8"/>
    </style:style>
    <style:style style:name="T7" style:family="text">
      <style:text-properties fo:language="el" fo:country="GR" officeooo:rsid="00222455"/>
    </style:style>
    <style:style style:name="T8" style:family="text">
      <style:text-properties fo:language="en" fo:country="US"/>
    </style:style>
    <style:style style:name="T9" style:family="text">
      <style:text-properties fo:language="en" fo:country="US" officeooo:rsid="001874f8"/>
    </style:style>
    <style:style style:name="T10" style:family="text">
      <style:text-properties fo:language="en" fo:country="US" officeooo:rsid="001e880e"/>
    </style:style>
    <style:style style:name="T11" style:family="text">
      <style:text-properties fo:language="en" fo:country="US" officeooo:rsid="00222455"/>
    </style:style>
    <style:style style:name="T12" style:family="text">
      <style:text-properties officeooo:rsid="0018731a"/>
    </style:style>
    <style:style style:name="T13" style:family="text">
      <style:text-properties officeooo:rsid="001874f8"/>
    </style:style>
    <style:style style:name="T14" style:family="text">
      <style:text-properties officeooo:rsid="001d1d89"/>
    </style:style>
    <style:style style:name="T15" style:family="text">
      <style:text-properties officeooo:rsid="001e880e"/>
    </style:style>
    <style:style style:name="T16" style:family="text">
      <style:text-properties fo:font-size="12pt" style:text-underline-style="none" style:font-size-asian="10.5pt" style:font-size-complex="12pt"/>
    </style:style>
    <style:style style:name="T17" style:family="text">
      <style:text-properties fo:font-size="12pt" style:text-underline-style="none" officeooo:rsid="00208a36" style:font-size-asian="10.5pt" style:font-size-complex="12pt"/>
    </style:style>
    <style:style style:name="T18" style:family="text">
      <style:text-properties fo:font-size="12pt" style:text-underline-style="none" officeooo:rsid="00260edb" style:font-size-asian="10.5pt" style:font-size-complex="12pt"/>
    </style:style>
    <style:style style:name="T19" style:family="text">
      <style:text-properties fo:font-size="12pt" fo:language="en" fo:country="US" style:text-underline-style="none" style:font-size-asian="10.5pt" style:font-size-complex="12pt"/>
    </style:style>
    <style:style style:name="T20" style:family="text">
      <style:text-properties fo:font-size="12pt" fo:language="en" fo:country="US" style:text-underline-style="none" officeooo:rsid="00208a36" style:font-size-asian="10.5pt" style:font-size-complex="12pt"/>
    </style:style>
    <style:style style:name="T21" style:family="text">
      <style:text-properties fo:font-size="12pt" fo:language="en" fo:country="US" style:text-underline-style="none" officeooo:rsid="0022ca40" style:font-size-asian="10.5pt" style:font-size-complex="12pt"/>
    </style:style>
    <style:style style:name="T22" style:family="text">
      <style:text-properties fo:font-size="12pt" fo:language="en" fo:country="US" style:text-underline-style="none" officeooo:rsid="0024cd0d" style:font-size-asian="10.5pt" style:font-size-complex="12pt"/>
    </style:style>
    <style:style style:name="T23" style:family="text">
      <style:text-properties fo:font-size="12pt" fo:language="en" fo:country="US" style:text-underline-style="none" officeooo:rsid="00260edb" style:font-size-asian="10.5pt" style:font-size-complex="12pt"/>
    </style:style>
    <style:style style:name="T24" style:family="text">
      <style:text-properties fo:font-size="12pt" fo:language="el" fo:country="GR" style:text-underline-style="none" style:font-size-asian="10.5pt" style:font-size-complex="12pt"/>
    </style:style>
    <style:style style:name="T25" style:family="text">
      <style:text-properties fo:font-size="12pt" fo:language="el" fo:country="GR" style:text-underline-style="none" officeooo:rsid="00208a36" style:font-size-asian="10.5pt" style:font-size-complex="12pt"/>
    </style:style>
    <style:style style:name="T26" style:family="text">
      <style:text-properties fo:font-size="12pt" fo:language="el" fo:country="GR" style:text-underline-style="none" officeooo:rsid="0022ec84" style:font-size-asian="10.5pt" style:font-size-complex="12pt"/>
    </style:style>
    <style:style style:name="T27" style:family="text">
      <style:text-properties fo:font-size="12pt" fo:language="el" fo:country="GR" style:text-underline-style="none" officeooo:rsid="00260edb" style:font-size-asian="10.5pt" style:font-size-complex="12pt"/>
    </style:style>
    <style:style style:name="T28" style:family="text">
      <style:text-properties officeooo:rsid="001f6e2b"/>
    </style:style>
    <style:style style:name="T29" style:family="text">
      <style:text-properties officeooo:rsid="00222455"/>
    </style:style>
    <style:style style:name="T30" style:family="text">
      <style:text-properties fo:font-size="16pt" fo:language="el" fo:country="GR" style:text-underline-style="solid" style:text-underline-width="auto" style:text-underline-color="font-color" officeooo:rsid="0022ca40" style:font-size-asian="14pt" style:font-size-complex="16pt"/>
    </style:style>
    <style:style style:name="T31" style:family="text">
      <style:text-properties fo:font-size="16pt" fo:language="el" fo:country="GR" style:text-underline-style="solid" style:text-underline-width="auto" style:text-underline-color="font-color" officeooo:rsid="00208a36" style:font-size-asian="14pt" style:font-size-complex="16pt"/>
    </style:style>
    <style:style style:name="T32" style:family="text">
      <style:text-properties fo:font-size="16pt" fo:language="en" fo:country="US" style:text-underline-style="solid" style:text-underline-width="auto" style:text-underline-color="font-color" officeooo:rsid="0022ca40" style:font-size-asian="14pt" style:font-size-complex="16pt"/>
    </style:style>
    <style:style style:name="T33" style:family="text">
      <style:text-properties fo:font-size="16pt" fo:language="en" fo:country="US" style:text-underline-style="solid" style:text-underline-width="auto" style:text-underline-color="font-color" officeooo:rsid="0024cd0d" style:font-size-asian="14pt" style:font-size-complex="16pt"/>
    </style:style>
    <style:style style:name="T34" style:family="text">
      <style:text-properties officeooo:rsid="0024cd0d"/>
    </style:style>
    <style:style style:name="T35" style:family="text">
      <style:text-properties officeooo:rsid="00260e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1115201600106 <text:span text:style-name="T1">Πέτρος Μπακόλας</text:span></text:p>
      <text:p text:style-name="P1">1115201700182 <text:s text:c="5"/>Φώτης Ιωάννης</text:p>
      <text:p text:style-name="P2"/>
      <text:p text:style-name="P9">Εγκατάσταση:</text:p>
      <text:p text:style-name="P19"><text:span text:style-name="T1">Για την υλοποίηση της εργασίας χρησιμοποιήσαμε ως κύρια τεχνολογία</text:span> framework <text:span text:style-name="T7">της </text:span><text:span text:style-name="T29">Java</text:span>,<text:span text:style-name="T1"> το </text:span>Spring Boot <text:span text:style-name="T29">2.0</text:span><text:span text:style-name="T1"> για τις ανάγκες του </text:span>back-end, <text:span text:style-name="T1">ενώ για το </text:span>front-end, <text:span text:style-name="T1">αξιοποιήσαμε τη βιβλιοθήκη </text:span>React<text:span text:style-name="T34"> </text:span><text:span text:style-name="T1">της </text:span><text:span text:style-name="T34">J</text:span>avascript. <text:span text:style-name="T2">Για τη βάση δεδομένων επιλέξαμε το μοντέλο </text:span><text:span text:style-name="T12">mySQL. </text:span><text:span text:style-name="T2">Αναλυτικότερα, για την εργασία χρειάστηκε να εγκαταστήσουμε τα εργαλεία: </text:span><text:span text:style-name="T12">Gradle, </text:span><text:span text:style-name="T13">mySQL Server </text:span><text:span text:style-name="T29">8.0</text:span><text:span text:style-name="T3"> και </text:span><text:span text:style-name="T13">Node.js </text:span><text:span text:style-name="T34">12.18.4</text:span></text:p>
      <text:p text:style-name="P19"/>
      <text:p text:style-name="P24"><text:span text:style-name="T6">Σημείωση</text:span><text:span text:style-name="T3">: απαιτείται έκδοση </text:span><text:span text:style-name="T9">Java SE Development Kit 11.0.8</text:span><text:span text:style-name="T3"> για τη </text:span><text:span text:style-name="T9">java </text:span><text:span text:style-name="T7">και να υπάρχει </text:span><text:span text:style-name="T11">schema <text:s text:c="2"/></text:span></text:p>
      <text:p text:style-name="P24"><text:span text:style-name="T11"><text:s text:c="18"/>airbnb </text:span><text:span text:style-name="T7">στον </text:span><text:span text:style-name="T11">MySQL Server.</text:span></text:p>
      <text:p text:style-name="P15"/>
      <text:p text:style-name="P5">Περισσότερες πληροφορίες για την ολοκλήρωση της εγκατάστασης τόσο του <text:span text:style-name="T8">back </text:span>όσο και του <text:span text:style-name="T8">front-end </text:span>δίνονται στα αρχεία <text:span text:style-name="T8">readme </text:span>των αντίστοιχων φακέλων.</text:p>
      <text:p text:style-name="P5"/>
      <text:p text:style-name="P9">Γενικές λειτουργίες εφαρμογής:</text:p>
      <text:p text:style-name="P6">Η πλοήγηση στην εφαρμογή και στις υπηρεσίες που προσφέρονται σε κάθε χρήστη, γίνεται μέσω στατικής μπάρας πλοήγησης στην κορυφή της ιστοσελίδας.</text:p>
      <text:p text:style-name="P6"/>
      <text:p text:style-name="P6">Αρχικά η μπάρα περιέχει το <text:span text:style-name="T8">logo </text:span>της εφαρμογής, το οποίο λειτουργεί και ως ανακατεύθυνση στην αρχική σελίδα καλωσορίσματος όταν το πατήσουμε. Επίσης, δίνεται η επιλογή εισόδου στην εφαρμογή (<text:span text:style-name="T8">login) </text:span>και εγγραφής <text:span text:style-name="T8">(register). </text:span>Δεν έχει ενσωματωθεί η χρήση κρυπτογράφησης των <text:span text:style-name="T8">credentials </text:span>του χρήστη με το πρωτόκολλο <text:span text:style-name="T8">SSL/TLS.</text:span></text:p>
      <text:p text:style-name="P16"/>
      <text:p text:style-name="P7">Στις σελίδες εισόδου και εγγραφής, ζητούνται απ’ το χρήστη όλα τα απαραίτητα στοιχεία με μορφή φόρμας. Ιδιαίτερα κατά τη διαδικασία της εγγραφής, γίνεται έλεγχος της εγκυρότητας των στοιχείων που εισάγει ο χρήστης ώστε να πληρούν τις προϋποθέσεις της εφαρμογής. Γίνεται έλεγχος της διαθεσιμότητας του <text:span text:style-name="T8">username </text:span>που επιθυμεί να εισάγει ο χρήστης και ενημερώνεται κατάλληλα σε περίπτωση που δεν είναι διαθέσιμο. Σε περίπτωση που ο χρήστης δεν επιλέξει ρόλο, του αποδίδονται και οι 2 διαθέσιμοι ρόλοι του οικοδεσπότη και του ενοικιαστή. Σε αυτή την περίπτωση, κάθε φορά που εισέρχεται στην εφαρμογή, θα καλείται να επιλέξει με ποιο ρόλο θέλει να εισέλθει. Όταν ολοκληρωθεί επιτυχώς η εγγραφή, ο χρήστης εισέρχεται αυτόματα στην εφαρμογή και ανακατευθύνεται στην αρχική σελίδα.</text:p>
      <text:p text:style-name="P6"/>
      <text:p text:style-name="P6">Η σελίδα καλωσορίσματος δίνει στους χρήστες τη δυνατότητα αναζήτησης των διάφορων αγγελιών που υπάρχουν στην εφαρμογή, είτε είναι εγγεγραμμένοι, είτε ανώνυμοι. Ο χρήστης συμπληρώνει στοιχεία για την περιοχή, τις ημερομηνίες και τα άτομα που θέλει. Επιπλέον έχει τη δυνατότητα να επιλέξει ανάμεσα σε περισσότερα προαιρετικά φίλτρα, όπως μέγιστο κόστος, ύπαρξη καθιστικού, υπηρεσίας <text:span text:style-name="T8">wifi </text:span>κ.α στους χώρους που τον ενδιαφέρουν. Όταν συμπληρώσει τη φόρμα, ανακατευθύνεται στη σελίδα αποτελεσμάτων όπου μπορεί να δει όλους τους χώρους που καλύπτουν τις απαιτήσεις του.</text:p>
      <text:p text:style-name="P6"/>
      <text:p text:style-name="P8">Τα αποτελέσματα παρουσιάζονται σε μορφή πλέγματος, κάθε ένα με μία φωτογραφία και κάποιες απ’ τις βασικές πληροφορίες τους, συμπεριλαμβανομένης της τιμής του, η οποία υπολογίζεται δυναμικά, ανάλογα με τον αριθμό των ατόμων που επέλεξε ο χρήστης κατά την αναζήτηση. Παρουσιάζονται έως δέκα αποτελέσματα και δίνεται η δυνατότητα πλοήγησης στο συνολικό αριθμό μέσω της σελιδοποίησης και των συνδέσμων στην αρχή και στο τέλος της σελίδας. Κάθε αποτέλεσμα είναι ο σύνδεσμος προς την αντίστοιχη αγγελία χώρου. Όταν ο χρήστης τον ακολουθήσει, θα δει τις αναλυτικές πληροφορίες του χώρου, φωτογραφίες, καθώς και τα στοιχεία του εκάστοτε οικοδεσπότη με τον οποίο μπορεί να επικοινωνήσει. <text:span text:style-name="T14">Επίσης, μπορεί να ολοκληρώσει την κράτηση του χώρου για τις ημερομηνίες τις οποίες εισήγαγε στην αναζήτηση.</text:span></text:p>
      <text:p text:style-name="P8"><text:soft-page-break/></text:p>
      <text:p text:style-name="P25"><text:span text:style-name="T4">Μία παραδοχή που κάναμε σε αυτό το σημείο, είναι ότι τη δυνατότητα επικοινωνίας με τον οικοδεσπότη, καθώς και την ολοκλήρωση της κράτησης του χώρου, μπορεί να την εκτελέσει μόνο ένας χρήστης που είναι συνδεδεμένος στην εφαρμογή, και μάλιστα με το ρόλο του ενοικιαστή. Οι υπόλοιποι χρήστες ενημερώνονται κατάλληλα σε περίπτωση που επιχειρήσουν να πραγματοποιήσουν </text:span><text:span text:style-name="T5">κάποια</text:span><text:span text:style-name="T4"> απ’ τις δύο λειτουργίες, ώστε να συνδεθούν με </text:span><text:span text:style-name="T5">λογαριασμό που να έχει τα αντίστοιχα δικαιώματα.</text:span></text:p>
      <text:p text:style-name="P3"/>
      <text:p text:style-name="P9">Οικοδεσπότης:</text:p>
      <text:p text:style-name="P22">Ο οικοδεσπότης έχει δύο βασικές καρτέλες στη μπάρα πλοήγησης. Στο <text:span text:style-name="T8">host board, </text:span>μπορεί να δει όλους τους χώρους τους οποίους νοικιάζει. Στο <text:span text:style-name="T8">create listing </text:span>μπορεί να προσθέσει ένα νέο χώρο προς ενοικίαση. Μέχρι να γίνει η αποδοχή του όμως απ’ τον διαχειριστή της εφαρμογής, όταν προσπαθεί να δημιουργήσει μία αγγελία, ειδοποιείται ότι δεν έχει ακόμη το δικαίωμα, και ανακατευθύνεται στην αρχική σελίδα.</text:p>
      <text:p text:style-name="P22"/>
      <text:p text:style-name="P22">Εφόσον γίνει αποδεχτό, δύναται να δημιουργήσει μία αγγελία συμπληρώνοντας μία φόρμα με όλα τα απαραίτητα στοιχεία που αφορούν το χώρο. Επίσης πρέπει να προσθέσει μία φωτογραφία του χώρου. (Αργότερα μπορεί να προσθέσει όσες ακόμη θέλει.) Η μόνη λειτουργία που δεν καταφέραμε να φέρουμε εις πέρας είναι η τοποθέτηση <text:span text:style-name="T8">marker </text:span>στο χάρτη, και αυτόματη εύρεση των συντεταγμένων του χώρου μέσω αυτών. Μόλις η φόρμα συμπληρωθεί επιτυχώς, <text:span text:style-name="T15">ο οικοδεσπότης ανακατευθύνεται στην ενότητα </text:span><text:span text:style-name="T10">host board </text:span><text:span text:style-name="T15">όπου βλέπει όλες του τις αγγελίες.</text:span></text:p>
      <text:p text:style-name="P22"/>
      <text:p text:style-name="P23">Στη λίστα των αγγελιών του, πατώντας μία από αυτές, βλέπει όλες τις πληροφορίες του χώρου, καθώς και τις φωτογραφίες του. Αν επιθυμεί να επεξεργαστεί κάποια πληροφορία ή να προσθέσει φωτογραφίες, μπορεί να χρησιμοποιήσει τη λειτουργία ‘<text:span text:style-name="T8">edit’. </text:span>Επιπλέον μπορεί να δει τα εισερχόμενα μηνύματά του για τον εκάστοτε χώρο μέσω ενός συνδέσμου στο ίδιο παράθυρο. Ο σύνδεσμος τον οδηγεί σε μία νέα σελίδα, όπου μπορεί να δει όλα τα μη αναγνωσμένα μηνύματα από πιθανού ενοικιαστές με τον αποστολέα και τον τίτλο της αγγελίας. Επιλέγοντας ένα απ’ τα μηνύματα, βλέπει την προεσκόπιση του εισερχόμενου κειμένου και μπορεί να απαντήσει σε αυτό. <text:span text:style-name="T28">Αν τα μηνύματα είναι πολλά, σελιδοποιούνται ανά δέκα.</text:span></text:p>
      <text:p text:style-name="P23"/>
      <text:p text:style-name="P10">Ενοικιαστής:</text:p>
      <text:p text:style-name="P21">Ο ενοικιαστής όπως προαναφέραμε, έχει τη δυνατότητα, μετά από αναζήτηση αγγελιών, να επιλέξει μία και να κάνει κράτηση σε αυτή, ή να επικοινωνήσει με τον οικοδεσπότη. Αν επιλέξει να επικοινωνήσει για τυχόν απορίες, οδηγείται σε νέο παράθυρο όπου μπορεί να πληκτρολογήσει το μήνυμά του. Ενημερώνεται για την περίπτωση που το μήνυμα παραδόθηκε επιτυχώς.</text:p>
      <text:p text:style-name="P21"/>
      <text:p text:style-name="P11"><text:span text:style-name="T16">Επίσης, στη μπάρα πλοήγησης βλέπει το </text:span><text:span text:style-name="T19">guest board </text:span><text:span text:style-name="T16">του, το οποίο είναι η λίστα των </text:span><text:span text:style-name="T19">bookings </text:span><text:span text:style-name="T16">που έχει κάνει ως τώρα στην εφαρμογή. Επιλέγοντας ένα απ’ τα </text:span><text:span text:style-name="T19">bookings </text:span><text:span text:style-name="T16">μπορεί να δει περισσότερες λεπτομέρειες για την κράτησή του. Επίσης, σε αυτό το σημείο, μπορεί να καταθέσει την κριτική του για το χώρο αφήνοντας ένα σχόλιο και μια βαθμολογία από 1 έως <text:s/>αστέρια.</text:span></text:p>
      <text:p text:style-name="P21"/>
      <text:p text:style-name="P14">Admin:</text:p>
      <text:p text:style-name="P21">Ο διαχειριστής της εφαρμογής έχει τις εξής λειτουργίες διαθέσιμες στη μπάρα πλοήγησής του:</text:p>
      <text:p text:style-name="P21">Μπορεί να δει τη λίστα όλων των εγγεγραμμένων χρηστών, αναλυτικά τα στοιχεία καθενός, και να εγκρίνει την εγγραφή ενός νέου οικοδεσπότη. Μπορεί επίσης να δει τη λίστα όλων των αγγελιών που υπάρχουν στην εφαρμογή και όλων των κριτικών που έχουν υποβληθεί έως τώρα, όπως και τις αναλυτικές πληροφορίες όλων αυτών. Τέλος, υπάρχει η λειτουργία <text:span text:style-name="T8">Application Data. </text:span>Επιλέγοντας αυτή, ο διαχειριστής μπορεί να εξάγει όλα τα δεδομένα της εφαρμογής ανά πάσα στιγμή. Αφού κάνει εξαγωγή, έχει την επιλογή να τα αποθηκεύσει είτε σε μορφή <text:span text:style-name="T8">json </text:span>είτε σε <text:span text:style-name="T8">XML.</text:span></text:p>
      <text:p text:style-name="P13"/>
      <text:p text:style-name="P12"><text:soft-page-break/>Κάθε εγγεγραμμένος χρήστης:</text:p>
      <text:p text:style-name="P26"><text:span text:style-name="T25">Ανεξαρτήτως ρόλου, όταν ο χρήστης συνδεθεί στην εφαρμογή, στη θέση που πριν υπήρχε η λειτουργία </text:span><text:span text:style-name="T20">login </text:span><text:span text:style-name="T25">κ </text:span><text:span text:style-name="T20">sign-up, </text:span><text:span text:style-name="T25">πλέον βλέπει μία συντόμευση με το </text:span><text:span text:style-name="T20">username </text:span><text:span text:style-name="T25">του, που οδηγεί στο προφίλ του, και την ενέργεια της αποσύνδεσης (</text:span><text:span text:style-name="T20">logout). </text:span><text:span text:style-name="T25">Στο προφίλ του, βλέπει τις προσωπικές του <text:s/>πληροφορίες και έχει την δυνατότητα να επεξεργαστεί τις περισσότερες από αυτές. Μπορεί να αλλάξει όνομα, επίθετο, </text:span><text:span text:style-name="T20">email, </text:span><text:span text:style-name="T25">τηλέφωνο και φωτογραφία. Σαφώς δεν μπορεί να επεξεργαστεί το μοναδικό κωδικό </text:span><text:span text:style-name="T20">id </text:span><text:span text:style-name="T25">του και επιπλέον επιλέξαμε να μη δώσουμε τη δυνατότητα επεξεργασίας του </text:span><text:span text:style-name="T20">username. </text:span><text:span text:style-name="T25">Δεν ζητείται επιβεβαίωση του παλιού κωδικού χρήστη πριν την εισαγωγή νέου, θεωρώντας την παραδοχή, πως έχει ήδη προηγηθεί η είσοδος του χρήστη στην εφαρμογή και άρα έγινε εξακρίβωση των στοιχείων του πρωτύτερα.</text:span></text:p>
      <text:p text:style-name="P26"><text:span text:style-name="T21"/></text:p>
      <text:p text:style-name="P26"><text:span text:style-name="T21"/></text:p>
      <text:p text:style-name="P4"><text:span text:style-name="T16"/></text:p>
      <text:p text:style-name="P27"><text:span text:style-name="T30">Συγκεκριμένα για την υλοποίηση του </text:span><text:span text:style-name="T32">Back-end</text:span><text:span text:style-name="T31">:</text:span></text:p>
      <text:p text:style-name="P17"><text:span text:style-name="T17"><text:s text:c="9"/>T</text:span><text:span text:style-name="T16">o back-end </text:span><text:span text:style-name="T24">έχει υλοποι</text:span><text:span text:style-name="T26">η</text:span><text:span text:style-name="T24">θε</text:span><text:span text:style-name="T26">ί</text:span><text:span text:style-name="T24"> με αρχιτεκτονική </text:span><text:span text:style-name="T16">MVC </text:span><text:span text:style-name="T24">και την χρήση </text:span><text:span text:style-name="T16">Microservices. </text:span><text:span text:style-name="T24">Πιο συγκεκριμένα η συνολική αρχιτεκτονική ακολουθεί την ροή: </text:span><text:span text:style-name="T16">Model-Repository-Service-Controller. </text:span><text:span text:style-name="T24">Χρησιμοποιούνται DTO</text:span><text:span text:style-name="T16">s (</text:span><text:span text:style-name="T24">Data Transfer Objects)</text:span><text:span text:style-name="T16"> </text:span><text:span text:style-name="T26">ώ</text:span><text:span text:style-name="T16">στε να </text:span><text:span text:style-name="T24">υπ</text:span><text:span text:style-name="T26">ά</text:span><text:span text:style-name="T24">ρχει</text:span><text:span text:style-name="T16"> ο διαχωρισμός των δεδομένων που </text:span><text:span text:style-name="T24">βρ</text:span><text:span text:style-name="T26">ί</text:span><text:span text:style-name="T24">σκονται</text:span><text:span text:style-name="T16"> στη </text:span><text:span text:style-name="T24">β</text:span><text:span text:style-name="T26">ά</text:span><text:span text:style-name="T24">ση</text:span><text:span text:style-name="T16"> με τα </text:span><text:span text:style-name="T24">δεδομ</text:span><text:span text:style-name="T26">έ</text:span><text:span text:style-name="T24">να</text:span><text:span text:style-name="T16"> που </text:span><text:span text:style-name="T26">έ</text:span><text:span text:style-name="T16">χει </text:span><text:span text:style-name="T24">πρ</text:span><text:span text:style-name="T26">ό</text:span><text:span text:style-name="T24">σβαση</text:span><text:span text:style-name="T16"> ο </text:span><text:span text:style-name="T24">χρ</text:span><text:span text:style-name="T26">ή</text:span><text:span text:style-name="T24">στης</text:span><text:span text:style-name="T16">. Επίσης για την </text:span><text:span text:style-name="T24">ασφ</text:span><text:span text:style-name="T26">ά</text:span><text:span text:style-name="T24">λεια</text:span><text:span text:style-name="T16"> της </text:span><text:span text:style-name="T24">εφαρμογ</text:span><text:span text:style-name="T26">ή</text:span><text:span text:style-name="T24">ς</text:span><text:span text:style-name="T16"> χρησιμοποιήθηκε το</text:span><text:span text:style-name="T24"> Spring Security. </text:span></text:p>
      <text:p text:style-name="P17"><text:span text:style-name="T24"><text:s text:c="9"/></text:span><text:span text:style-name="T16">Κατά την </text:span><text:span text:style-name="T26">έ</text:span><text:span text:style-name="T16">ναρξη του </text:span><text:span text:style-name="T24">back-end </text:span><text:span text:style-name="T16">εισάγονται δεδομένα για</text:span><text:span text:style-name="T24"> testing </text:span><text:span text:style-name="T16">στην </text:span><text:span text:style-name="T24">database. </text:span><text:span text:style-name="T16">Αυτή η λειτουργία μπορεί να απενεργοποιήθε</text:span><text:span text:style-name="T26">ί</text:span><text:span text:style-name="T16"> με την αλλαγ</text:span><text:span text:style-name="T26">ή</text:span><text:span text:style-name="T16"> του </text:span><text:span text:style-name="T24">property: spring.datasource.initialization-mode </text:span><text:span text:style-name="T16">σε </text:span><text:span text:style-name="T24">never. (</text:span><text:span text:style-name="T16">το οποίο </text:span><text:span text:style-name="T24">βρ</text:span><text:span text:style-name="T26">ί</text:span><text:span text:style-name="T24">σκεται</text:span><text:span text:style-name="T16"> στο αρχείο </text:span><text:span text:style-name="T24">application.properties </text:span><text:span text:style-name="T16">στα </text:span><text:span text:style-name="T24">resources </text:span><text:span text:style-name="T16">του </text:span><text:span text:style-name="T24">project).</text:span></text:p>
      <text:p text:style-name="P17"><text:span text:style-name="T24"/></text:p>
      <text:p text:style-name="P28"><text:span text:style-name="T30">Συγκεκριμένα για την υλοποίηση του </text:span><text:span text:style-name="T33">Front</text:span><text:span text:style-name="T32">-end</text:span><text:span text:style-name="T31">:</text:span></text:p>
      <text:p text:style-name="P20"><text:span text:style-name="T17"><text:tab/></text:span><text:span text:style-name="T24">Η έκδοση της </text:span><text:span text:style-name="T16">react </text:span><text:span text:style-name="T24">που χρησιμοποιήσαμε είναι η 16.13.1. Η επικοινωνία με το </text:span><text:span text:style-name="T16">back-end </text:span><text:span text:style-name="T24">επιτυγχάνεται μέσω της βιβλιοθήκης </text:span><text:span text:style-name="T16">axios </text:span><text:span text:style-name="T24">της </text:span><text:span text:style-name="T16">Javascript </text:span><text:span text:style-name="T24">στην έκδοση 0.19.2. Αυτή αναλαμβάνει να κάνει όλα τα απαραίτητα </text:span><text:span text:style-name="T16">requests</text:span><text:span text:style-name="T24"> στο </text:span><text:span text:style-name="T16">server </text:span><text:span text:style-name="T24">και να επιστρέφει τα δεδομένα στο </text:span><text:span text:style-name="T16">front-end.</text:span></text:p>
      <text:p text:style-name="P28"><text:span text:style-name="T22"><text:tab/></text:span><text:span text:style-name="T27">Ο κώδικας </text:span><text:span text:style-name="T23">html, </text:span><text:span text:style-name="T27">έχει γραφτεί με σύνταξη </text:span><text:span text:style-name="T23">JSX (Javascript XML). </text:span><text:span text:style-name="T27">Εμπεριέχεται δηλαδή στα αρχεία </text:span><text:span text:style-name="T23">javascript </text:span><text:span text:style-name="T27">της εφαρμογής και όχι σε αυτοτελή αρχεία </text:span><text:span text:style-name="T23">html. </text:span><text:span text:style-name="T27">Επίσης, ένα μέρος της μορφοποίησης της εφαρμογής δεν είναι γραμμένο σε </text:span><text:span text:style-name="T23">CSS, </text:span><text:span text:style-name="T27">αλλά </text:span><text:span text:style-name="T23">JSX, </text:span><text:span text:style-name="T27">όπου αυτό κρίθηκε απαραίτητο.</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l" fo:country="G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25T00:05:45.630000000</meta:creation-date>
    <dc:date>2020-09-25T19:37:16.133000000</dc:date>
    <meta:editing-duration>PT33M14S</meta:editing-duration>
    <meta:editing-cycles>6</meta:editing-cycles>
    <meta:generator>LibreOffice/7.0.1.2$Windows_X86_64 LibreOffice_project/7cbcfc562f6eb6708b5ff7d7397325de9e764452</meta:generator>
    <meta:document-statistic meta:table-count="0" meta:image-count="0" meta:object-count="0" meta:page-count="3" meta:paragraph-count="32" meta:word-count="1320" meta:character-count="8901" meta:non-whitespace-character-count="7564"/>
  </office:meta>
</office:document-meta>
</file>